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 case: <text:span text:style-name="T1">Finish game.</text:span></text:h>
      <text:p text:style-name="Text_20_body">Priority (<text:span text:style-name="T2">high</text:span>, mid, low)</text:p>
      <text:p text:style-name="Text_20_body">Participating actors : System only.</text:p>
      <text:p text:style-name="Text_20_body">Normal flow 1</text:p>
      <text:list xml:id="list1037269178" text:style-name="L2">
        <text:list-item>
          <text:p text:style-name="P1">A piece is placed (Application)</text:p>
          <text:list>
            <text:list-item>
              <text:p text:style-name="P1">A check is performed to see if the current player has managed to produce a winning move. If so, display the winning player and prevent all further playing. (Application)</text:p>
            </text:list-item>
          </text:list>
        </text:list-item>
      </text:list>
      <text:p text:style-name="Text_20_body">Exceptional flow 1</text:p>
      <text:list xml:id="list917394512" text:continue-numbering="true" text:style-name="L2">
        <text:list-item>
          <text:p text:style-name="P1">A piece is placed, filling the board. (Application)</text:p>
          <text:list>
            <text:list-item>
              <text:p text:style-name="P1">If this was a winning move, see Normal Flow 1. If it wasn't, inform the players that there has been a draw and prevent all further playing. (Application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28:19</meta:creation-date>
    <dc:date>2010-03-23T11:30:17</dc:date>
    <dc:language>en-US</dc:language>
    <meta:editing-cycles>10</meta:editing-cycles>
    <meta:editing-duration>PT00H28M14S</meta:editing-duration>
    <dc:creator>Jonas Jacobson</dc:creator>
    <meta:document-statistic meta:table-count="0" meta:image-count="0" meta:object-count="0" meta:page-count="1" meta:paragraph-count="9" meta:word-count="93" meta:character-count="525"/>
    <meta:user-defined meta:name="Info 1"/>
    <meta:user-defined meta:name="Info 2"/>
    <meta:user-defined meta:name="Info 3"/>
    <meta:user-defined meta:name="Info 4"/>
  </office:meta>
</office:document-meta>
</file>